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99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 style:data-style-name="N99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99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ddc2" officeooo:paragraph-rsid="0001ddc2"/>
    </style:style>
    <style:style style:name="P2" style:family="paragraph" style:parent-style-name="Standard">
      <style:text-properties officeooo:paragraph-rsid="0001ddc2"/>
    </style:style>
    <style:style style:name="P3" style:family="paragraph" style:parent-style-name="Standard">
      <style:paragraph-properties fo:text-align="center" style:justify-single-word="false"/>
      <style:text-properties officeooo:paragraph-rsid="0001ddc2"/>
    </style:style>
    <style:style style:name="P4" style:family="paragraph" style:parent-style-name="Table_20_Contents">
      <style:paragraph-properties fo:text-align="center" style:justify-single-word="false"/>
      <style:text-properties officeooo:rsid="00004152" officeooo:paragraph-rsid="00004152"/>
    </style:style>
    <style:style style:name="P5" style:family="paragraph" style:parent-style-name="Table_20_Contents" style:list-style-name="L1">
      <style:paragraph-properties fo:text-align="center" style:justify-single-word="false"/>
      <style:text-properties officeooo:rsid="00004152" officeooo:paragraph-rsid="0001b6f8"/>
    </style:style>
    <style:style style:name="P6" style:family="paragraph" style:parent-style-name="Table_20_Contents">
      <style:paragraph-properties fo:text-align="center" style:justify-single-word="false"/>
      <style:text-properties officeooo:rsid="0001b6f8" officeooo:paragraph-rsid="0001b6f8"/>
    </style:style>
    <style:style style:name="P7" style:family="paragraph" style:parent-style-name="Table_20_Contents" style:list-style-name="L1">
      <style:paragraph-properties fo:text-align="center" style:justify-single-word="false"/>
      <style:text-properties officeooo:rsid="0001b6f8" officeooo:paragraph-rsid="0001b6f8"/>
    </style:style>
    <style:style style:name="P8" style:family="paragraph" style:parent-style-name="Table_20_Contents">
      <style:paragraph-properties fo:text-align="center" style:justify-single-word="false"/>
      <style:text-properties officeooo:rsid="0001ddc2" officeooo:paragraph-rsid="0001ddc2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01b6f8"/>
    </style:style>
    <style:style style:name="P11" style:family="paragraph" style:parent-style-name="Text_20_body">
      <style:text-properties officeooo:paragraph-rsid="0001b6f8"/>
    </style:style>
    <style:style style:name="P12" style:family="paragraph" style:parent-style-name="Text_20_body">
      <style:paragraph-properties fo:text-align="center" style:justify-single-word="false"/>
      <style:text-properties officeooo:paragraph-rsid="0001b6f8"/>
    </style:style>
    <style:style style:name="T1" style:family="text">
      <style:text-properties officeooo:rsid="0001b6f8"/>
    </style:style>
    <style:style style:name="T2" style:family="text">
      <style:text-properties style:font-name="Liberation Mono" officeooo:rsid="0001b6f8" style:font-name-asian="Noto Sans Mono CJK SC" style:font-name-complex="Liberation Mono"/>
    </style:style>
    <style:style style:name="T3" style:family="text">
      <style:text-properties officeooo:rsid="0001ddc2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83038395" text:style-name="L1">
        <text:list-item>
          <text:p text:style-name="P9"><text:span text:style-name="Source_20_Text">true &amp;&amp; A</text:span>, <text:span text:style-name="Source_20_Text">A</text:span></text:p>
        </text:list-item>
      </text:list>
      <table:table table:name="Table2" table:style-name="Table2">
        <table:table-column table:style-name="Table2.A" table:number-columns-repeated="2"/>
        <table:table-row table:style-name="TableLine94878201832000">
          <table:table-cell table:style-name="Table2.A1" office:value-type="string">
            <text:p text:style-name="P4">True &amp;&amp; A</text:p>
          </table:table-cell>
          <table:table-cell table:style-name="Table2.B1" office:value-type="string">
            <text:p text:style-name="P4">A</text:p>
          </table:table-cell>
        </table:table-row>
        <table:table-row table:style-name="TableLine94878201832000">
          <table:table-cell table:style-name="Table2.A2" office:value-type="string">
            <text:p text:style-name="P4">TRUE</text:p>
          </table:table-cell>
          <table:table-cell table:style-name="Table2.B2" office:value-type="string">
            <text:p text:style-name="P6">TRUE</text:p>
          </table:table-cell>
        </table:table-row>
        <table:table-row table:style-name="TableLine94878201832000">
          <table:table-cell table:style-name="Table2.A2" office:value-type="string">
            <text:p text:style-name="P6">TRUE</text:p>
          </table:table-cell>
          <table:table-cell table:style-name="Table2.B2" office:value-type="string">
            <text:p text:style-name="P6">TRUE</text:p>
          </table:table-cell>
        </table:table-row>
        <table:table-row table:style-name="TableLine94878201832000">
          <table:table-cell table:style-name="Table2.A4" office:value-type="boolean" office:boolean-value="false">
            <text:p text:style-name="P4">FALSE</text:p>
          </table:table-cell>
          <table:table-cell table:style-name="Table2.B2" office:value-type="string">
            <text:p text:style-name="P6">FALSE</text:p>
          </table:table-cell>
        </table:table-row>
        <table:table-row table:style-name="TableLine94878201832000">
          <table:table-cell table:style-name="Table2.A4" office:value-type="boolean" office:boolean-value="false">
            <text:p text:style-name="P4">FALSE</text:p>
          </table:table-cell>
          <table:table-cell table:style-name="Table2.B2" office:value-type="string">
            <text:p text:style-name="P6">FALSE</text:p>
          </table:table-cell>
        </table:table-row>
      </table:table>
      <text:list xml:id="list235748190208793" text:continue-numbering="true" text:style-name="L1">
        <text:list-header>
          <text:p text:style-name="P9"><text:span text:style-name="Source_20_Text"/></text:p>
        </text:list-header>
        <text:list-item>
          <text:p text:style-name="P9"><text:span text:style-name="Source_20_Text">A &amp;&amp; A</text:span>, <text:span text:style-name="Source_20_Text">A</text:span></text:p>
          <text:p text:style-name="P10"><text:span text:style-name="Source_20_Text"/></text:p>
        </text:list-item>
      </text:list>
      <table:table table:name="Table1" table:style-name="Table1">
        <table:table-column table:style-name="Table1.A" table:number-columns-repeated="2"/>
        <table:table-row table:style-name="TableLine94878204734624">
          <table:table-cell table:style-name="Table1.A1" office:value-type="string">
            <text:list xml:id="list235748529106027" text:continue-numbering="true" text:style-name="L1">
              <text:list-header>
                <text:p text:style-name="P5"><text:span text:style-name="T1">A</text:span> &amp;&amp; A</text:p>
              </text:list-header>
            </text:list>
          </table:table-cell>
          <table:table-cell table:style-name="Table1.B1" office:value-type="string">
            <text:list xml:id="list235747579964699" text:continue-numbering="true" text:style-name="L1">
              <text:list-header>
                <text:p text:style-name="P5">A</text:p>
              </text:list-header>
            </text:list>
          </table:table-cell>
        </table:table-row>
        <table:table-row table:style-name="TableLine94878204734624">
          <table:table-cell table:style-name="Table1.A2" office:value-type="string">
            <text:list xml:id="list235748567411834" text:continue-numbering="true" text:style-name="L1">
              <text:list-header>
                <text:p text:style-name="P5">TRUE</text:p>
              </text:list-header>
            </text:list>
          </table:table-cell>
          <table:table-cell table:style-name="Table1.B2" office:value-type="string">
            <text:list xml:id="list235747416839331" text:continue-numbering="true" text:style-name="L1">
              <text:list-header>
                <text:p text:style-name="P7">TRUE</text:p>
              </text:list-header>
            </text:list>
          </table:table-cell>
        </table:table-row>
        <table:table-row table:style-name="TableLine94878204734624">
          <table:table-cell table:style-name="Table1.A2" office:value-type="string">
            <text:list xml:id="list235747278808775" text:continue-numbering="true" text:style-name="L1">
              <text:list-header>
                <text:p text:style-name="P5">FALSE</text:p>
              </text:list-header>
            </text:list>
          </table:table-cell>
          <table:table-cell table:style-name="Table1.B2" office:value-type="string">
            <text:list xml:id="list235748791117259" text:continue-numbering="true" text:style-name="L1">
              <text:list-header>
                <text:p text:style-name="P7">TRUE</text:p>
              </text:list-header>
            </text:list>
          </table:table-cell>
        </table:table-row>
        <table:table-row table:style-name="TableLine94878204734624">
          <table:table-cell table:style-name="Table1.A4" office:value-type="boolean" office:boolean-value="false">
            <text:list xml:id="list235747686792292" text:continue-numbering="true" text:style-name="L1">
              <text:list-header>
                <text:p text:style-name="P5">FALSE</text:p>
              </text:list-header>
            </text:list>
          </table:table-cell>
          <table:table-cell table:style-name="Table1.B2" office:value-type="string">
            <text:list xml:id="list235747026526172" text:continue-numbering="true" text:style-name="L1">
              <text:list-header>
                <text:p text:style-name="P7">FALSE</text:p>
              </text:list-header>
            </text:list>
          </table:table-cell>
        </table:table-row>
        <table:table-row table:style-name="TableLine94878204734624">
          <table:table-cell table:style-name="Table1.A4" office:value-type="boolean" office:boolean-value="false">
            <text:list xml:id="list235747286506835" text:continue-numbering="true" text:style-name="L1">
              <text:list-header>
                <text:p text:style-name="P5">FALSE</text:p>
              </text:list-header>
            </text:list>
          </table:table-cell>
          <table:table-cell table:style-name="Table1.B2" office:value-type="string">
            <text:list xml:id="list235748107504462" text:continue-numbering="true" text:style-name="L1">
              <text:list-header>
                <text:p text:style-name="P7">FALSE</text:p>
              </text:list-header>
            </text:list>
          </table:table-cell>
        </table:table-row>
      </table:table>
      <text:list xml:id="list235748582717349" text:continue-numbering="true" text:style-name="L1">
        <text:list-header>
          <text:p text:style-name="P10"><text:span text:style-name="Source_20_Text"/></text:p>
        </text:list-header>
        <text:list-item>
          <text:p text:style-name="P10"><text:span text:style-name="Source_20_Text">A || false</text:span>, <text:span text:style-name="Source_20_Text">A</text:span></text:p>
          <text:p text:style-name="P10"><text:span text:style-name="Source_20_Text"/></text:p>
        </text:list-item>
      </text:list>
      <table:table table:name="Table3" table:style-name="Table3">
        <table:table-column table:style-name="Table3.A" table:number-columns-repeated="2"/>
        <table:table-row table:style-name="TableLine94878204591840">
          <table:table-cell table:style-name="Table3.A1" office:value-type="string">
            <text:list xml:id="list235747613755549" text:continue-numbering="true" text:style-name="L1">
              <text:list-header>
                <text:p text:style-name="P7">A || FALSE</text:p>
              </text:list-header>
            </text:list>
          </table:table-cell>
          <table:table-cell table:style-name="Table3.B1" office:value-type="string">
            <text:list xml:id="list235747718391372" text:continue-numbering="true" text:style-name="L1">
              <text:list-header>
                <text:p text:style-name="P5">A</text:p>
              </text:list-header>
            </text:list>
          </table:table-cell>
        </table:table-row>
        <table:table-row table:style-name="TableLine94878204591840">
          <table:table-cell table:style-name="Table3.A2" office:value-type="string">
            <text:list xml:id="list235747741223881" text:continue-numbering="true" text:style-name="L1">
              <text:list-header>
                <text:p text:style-name="P5">TRUE</text:p>
              </text:list-header>
            </text:list>
          </table:table-cell>
          <table:table-cell table:style-name="Table3.B2" office:value-type="string">
            <text:list xml:id="list235748037446333" text:continue-numbering="true" text:style-name="L1">
              <text:list-header>
                <text:p text:style-name="P7">TRUE</text:p>
              </text:list-header>
            </text:list>
          </table:table-cell>
        </table:table-row>
        <table:table-row table:style-name="TableLine94878204591840">
          <table:table-cell table:style-name="Table3.A2" office:value-type="string">
            <text:list xml:id="list235748720028581" text:continue-numbering="true" text:style-name="L1">
              <text:list-header>
                <text:p text:style-name="P7">TRUE</text:p>
              </text:list-header>
            </text:list>
          </table:table-cell>
          <table:table-cell table:style-name="Table3.B2" office:value-type="string">
            <text:list xml:id="list235747037912929" text:continue-numbering="true" text:style-name="L1">
              <text:list-header>
                <text:p text:style-name="P7">TRUE</text:p>
              </text:list-header>
            </text:list>
          </table:table-cell>
        </table:table-row>
        <table:table-row table:style-name="TableLine94878204591840">
          <table:table-cell table:style-name="Table3.A4" office:value-type="boolean" office:boolean-value="false">
            <text:list xml:id="list235747143423032" text:continue-numbering="true" text:style-name="L1">
              <text:list-header>
                <text:p text:style-name="P7">FALSE</text:p>
              </text:list-header>
            </text:list>
          </table:table-cell>
          <table:table-cell table:style-name="Table3.B2" office:value-type="string">
            <text:list xml:id="list235747089894431" text:continue-numbering="true" text:style-name="L1">
              <text:list-header>
                <text:p text:style-name="P7">FALSE</text:p>
              </text:list-header>
            </text:list>
          </table:table-cell>
        </table:table-row>
        <table:table-row table:style-name="TableLine94878204591840">
          <table:table-cell table:style-name="Table3.A4" office:value-type="boolean" office:boolean-value="false">
            <text:list xml:id="list235747095216660" text:continue-numbering="true" text:style-name="L1">
              <text:list-header>
                <text:p text:style-name="P5">FALSE</text:p>
              </text:list-header>
            </text:list>
          </table:table-cell>
          <table:table-cell table:style-name="Table3.B2" office:value-type="string">
            <text:list xml:id="list235748405364071" text:continue-numbering="true" text:style-name="L1">
              <text:list-header>
                <text:p text:style-name="P7">FALSE</text:p>
              </text:list-header>
            </text:list>
          </table:table-cell>
        </table:table-row>
      </table:table>
      <text:p text:style-name="P11"><text:span text:style-name="Source_20_Text"/></text:p>
      <text:list xml:id="list235748262248183" text:continue-numbering="true" text:style-name="L1">
        <text:list-item>
          <text:p text:style-name="P9"><text:span text:style-name="Source_20_Text">A || A, A</text:span></text:p>
        </text:list-item>
      </text:list>
      <table:table table:name="Table4" table:style-name="Table4">
        <table:table-column table:style-name="Table4.A" table:number-columns-repeated="2"/>
        <table:table-row table:style-name="TableLine94878201197056">
          <table:table-cell table:style-name="Table4.A1" office:value-type="string">
            <text:p text:style-name="P12"><text:span text:style-name="Source_20_Text">A </text:span><text:span text:style-name="Source_20_Text"><text:span text:style-name="T2">|| A</text:span></text:span></text:p>
          </table:table-cell>
          <table:table-cell table:style-name="Table4.B1" office:value-type="string">
            <text:p text:style-name="P6">A</text:p>
          </table:table-cell>
        </table:table-row>
        <table:table-row table:style-name="TableLine94878201197056">
          <table:table-cell table:style-name="Table4.A2" office:value-type="string">
            <text:p text:style-name="P6">TRUE</text:p>
          </table:table-cell>
          <table:table-cell table:style-name="Table4.B2" office:value-type="string">
            <text:p text:style-name="P6">TRUE</text:p>
          </table:table-cell>
        </table:table-row>
        <table:table-row table:style-name="TableLine94878201197056">
          <table:table-cell table:style-name="Table4.A2" office:value-type="string">
            <text:p text:style-name="P6">TRUE</text:p>
          </table:table-cell>
          <table:table-cell table:style-name="Table4.B2" office:value-type="string">
            <text:p text:style-name="P6">TRUE</text:p>
          </table:table-cell>
        </table:table-row>
        <table:table-row table:style-name="TableLine94878201197056">
          <table:table-cell table:style-name="Table4.A2" office:value-type="string">
            <text:p text:style-name="P6">FALSE</text:p>
          </table:table-cell>
          <table:table-cell table:style-name="Table4.B2" office:value-type="string">
            <text:p text:style-name="P6">FALSE</text:p>
          </table:table-cell>
        </table:table-row>
        <table:table-row table:style-name="TableLine94878201197056">
          <table:table-cell table:style-name="Table4.A2" office:value-type="string">
            <text:p text:style-name="P6">FALSE</text:p>
          </table:table-cell>
          <table:table-cell table:style-name="Table4.B2" office:value-type="string">
            <text:p text:style-name="P6">FALSE</text:p>
          </table:table-cell>
        </table:table-row>
      </table:table>
      <text:p text:style-name="Text_20_body"><text:span text:style-name="Source_20_Text"/></text:p>
      <text:p text:style-name="Text_20_body"><text:span text:style-name="Source_20_Text"/></text:p>
      <text:list xml:id="list235747030156193" text:continue-numbering="true" text:style-name="L1">
        <text:list-item>
          <text:p text:style-name="P9"><text:soft-page-break/><text:span text:style-name="Source_20_Text">A &amp;&amp; false, false</text:span></text:p>
        </text:list-item>
      </text:list>
      <table:table table:name="Table5" table:style-name="Table5">
        <table:table-column table:style-name="Table5.A" table:number-columns-repeated="2"/>
        <table:table-row table:style-name="TableLine94878204885120">
          <table:table-cell table:style-name="Table5.A1" office:value-type="string">
            <text:p text:style-name="P12"><text:span text:style-name="Source_20_Text">A &amp;&amp; false</text:span></text:p>
          </table:table-cell>
          <table:table-cell table:style-name="Table5.B1" office:value-type="string">
            <text:p text:style-name="P8">FALSE</text:p>
          </table:table-cell>
        </table:table-row>
        <table:table-row table:style-name="TableLine94878204885120">
          <table:table-cell table:style-name="Table5.A2" office:value-type="string">
            <text:p text:style-name="P8">FALSE</text:p>
          </table:table-cell>
          <table:table-cell table:style-name="Table5.B2" office:value-type="string">
            <text:p text:style-name="P8">FALSE</text:p>
          </table:table-cell>
        </table:table-row>
        <table:table-row table:style-name="TableLine94878204885120">
          <table:table-cell table:style-name="Table5.A2" office:value-type="string">
            <text:p text:style-name="P8">FALSE</text:p>
          </table:table-cell>
          <table:table-cell table:style-name="Table5.B2" office:value-type="string">
            <text:p text:style-name="P8">FALSE</text:p>
          </table:table-cell>
        </table:table-row>
        <table:table-row table:style-name="TableLine94878204885120">
          <table:table-cell table:style-name="Table5.A2" office:value-type="string">
            <text:p text:style-name="P8">FALSE</text:p>
          </table:table-cell>
          <table:table-cell table:style-name="Table5.B2" office:value-type="string">
            <text:p text:style-name="P8">FALSE</text:p>
          </table:table-cell>
        </table:table-row>
        <table:table-row table:style-name="TableLine94878204885120">
          <table:table-cell table:style-name="Table5.A2" office:value-type="string">
            <text:p text:style-name="P8">FALSE</text:p>
          </table:table-cell>
          <table:table-cell table:style-name="Table5.B2" office:value-type="string">
            <text:p text:style-name="P8">FALSE</text:p>
          </table:table-cell>
        </table:table-row>
      </table:table>
      <text:list xml:id="list235748373103808" text:continue-numbering="true" text:style-name="L1">
        <text:list-header>
          <text:p text:style-name="P9"><text:span text:style-name="Source_20_Text"/></text:p>
        </text:list-header>
      </text:list>
      <text:p text:style-name="P2"><text:span text:style-name="T3">6-.</text:span><text:span text:style-name="Source_20_Text">A || true</text:span>, <text:span text:style-name="Source_20_Text">true</text:span></text:p>
      <table:table table:name="Table6" table:style-name="Table6">
        <table:table-column table:style-name="Table6.A" table:number-columns-repeated="2"/>
        <table:table-row table:style-name="TableLine94878201958608">
          <table:table-cell table:style-name="Table6.A1" office:value-type="string">
            <text:p text:style-name="P3"><text:span text:style-name="Source_20_Text">A || true</text:span></text:p>
          </table:table-cell>
          <table:table-cell table:style-name="Table6.B1" office:value-type="string">
            <text:p text:style-name="P3"><text:span text:style-name="Source_20_Text">true</text:span></text:p>
          </table:table-cell>
        </table:table-row>
        <table:table-row table:style-name="TableLine94878201958608">
          <table:table-cell table:style-name="Table6.A2" office:value-type="string">
            <text:p text:style-name="P8">TRUE</text:p>
          </table:table-cell>
          <table:table-cell table:style-name="Table6.B2" office:value-type="string">
            <text:p text:style-name="P8">TRUE</text:p>
          </table:table-cell>
        </table:table-row>
        <table:table-row table:style-name="TableLine94878201958608">
          <table:table-cell table:style-name="Table6.A2" office:value-type="string">
            <text:p text:style-name="P8">TRUE</text:p>
          </table:table-cell>
          <table:table-cell table:style-name="Table6.B2" office:value-type="string">
            <text:p text:style-name="P8">TRUE</text:p>
          </table:table-cell>
        </table:table-row>
        <table:table-row table:style-name="TableLine94878201958608">
          <table:table-cell table:style-name="Table6.A2" office:value-type="string">
            <text:p text:style-name="P8">TRUE</text:p>
          </table:table-cell>
          <table:table-cell table:style-name="Table6.B2" office:value-type="string">
            <text:p text:style-name="P8">TRUE</text:p>
          </table:table-cell>
        </table:table-row>
        <table:table-row table:style-name="TableLine94878201958608">
          <table:table-cell table:style-name="Table6.A2" office:value-type="string">
            <text:p text:style-name="P8">TRUE</text:p>
          </table:table-cell>
          <table:table-cell table:style-name="Table6.B2" office:value-type="string">
            <text:p text:style-name="P8">TRUE</text:p>
          </table:table-cell>
        </table:table-row>
      </table:table>
      <text:p text:style-name="P1"/>
      <text:p text:style-name="P2"><text:span text:style-name="T3">7-.</text:span><text:span text:style-name="Source_20_Text">! (A &amp;&amp; B)</text:span>, <text:span text:style-name="Source_20_Text">!A || !B</text:span></text:p>
      <table:table table:name="Table7" table:style-name="Table7">
        <table:table-column table:style-name="Table7.A" table:number-columns-repeated="2"/>
        <table:table-row table:style-name="TableLine94878204788304">
          <table:table-cell table:style-name="Table7.A1" office:value-type="string">
            <text:p text:style-name="P3"><text:span text:style-name="Source_20_Text">! (A &amp;&amp; B)</text:span></text:p>
          </table:table-cell>
          <table:table-cell table:style-name="Table7.B1" office:value-type="string">
            <text:p text:style-name="P3"><text:span text:style-name="Source_20_Text">!A || !B</text:span></text:p>
          </table:table-cell>
        </table:table-row>
        <table:table-row table:style-name="TableLine94878204788304">
          <table:table-cell table:style-name="Table7.A2" office:value-type="string">
            <text:p text:style-name="P8">FALSE</text:p>
          </table:table-cell>
          <table:table-cell table:style-name="Table7.B2" office:value-type="string">
            <text:p text:style-name="P8">FALSE</text:p>
          </table:table-cell>
        </table:table-row>
        <table:table-row table:style-name="TableLine94878204788304">
          <table:table-cell table:style-name="Table7.A2" office:value-type="string">
            <text:p text:style-name="P8">TRUE</text:p>
          </table:table-cell>
          <table:table-cell table:style-name="Table7.B2" office:value-type="string">
            <text:p text:style-name="P8">TRUE</text:p>
          </table:table-cell>
        </table:table-row>
        <table:table-row table:style-name="TableLine94878204788304">
          <table:table-cell table:style-name="Table7.A2" office:value-type="string">
            <text:p text:style-name="P8">TRUE</text:p>
          </table:table-cell>
          <table:table-cell table:style-name="Table7.B2" office:value-type="string">
            <text:p text:style-name="P8">TRUE</text:p>
          </table:table-cell>
        </table:table-row>
        <table:table-row table:style-name="TableLine94878204788304">
          <table:table-cell table:style-name="Table7.A2" office:value-type="string">
            <text:p text:style-name="P8">TRUE</text:p>
          </table:table-cell>
          <table:table-cell table:style-name="Table7.B2" office:value-type="string">
            <text:p text:style-name="P8">TRUE</text:p>
          </table:table-cell>
        </table:table-row>
      </table:table>
      <text:p text:style-name="P1"/>
      <text:p text:style-name="P2"><text:span text:style-name="T3">8-.</text:span><text:span text:style-name="Source_20_Text">! (A || B)</text:span>, <text:span text:style-name="Source_20_Text">!A &amp;&amp; !B</text:span></text:p>
      <table:table table:name="Table8" table:style-name="Table8">
        <table:table-column table:style-name="Table8.A" table:number-columns-repeated="2"/>
        <table:table-row table:style-name="TableLine94878206574832">
          <table:table-cell table:style-name="Table8.A1" office:value-type="string">
            <text:p text:style-name="P3"><text:span text:style-name="Source_20_Text">! (A || B)</text:span></text:p>
          </table:table-cell>
          <table:table-cell table:style-name="Table8.B1" office:value-type="string">
            <text:p text:style-name="P3"><text:span text:style-name="Source_20_Text">!A &amp;&amp; !B</text:span></text:p>
          </table:table-cell>
        </table:table-row>
        <table:table-row table:style-name="TableLine94878206574832">
          <table:table-cell table:style-name="Table8.A2" office:value-type="string">
            <text:p text:style-name="P8">FALSE</text:p>
          </table:table-cell>
          <table:table-cell table:style-name="Table8.B2" office:value-type="string">
            <text:p text:style-name="P8">FALSE</text:p>
          </table:table-cell>
        </table:table-row>
        <table:table-row table:style-name="TableLine94878206574832">
          <table:table-cell table:style-name="Table8.A2" office:value-type="string">
            <text:p text:style-name="P8">FALSE</text:p>
          </table:table-cell>
          <table:table-cell table:style-name="Table8.B2" office:value-type="string">
            <text:p text:style-name="P8">FALSE</text:p>
          </table:table-cell>
        </table:table-row>
        <table:table-row table:style-name="TableLine94878206574832">
          <table:table-cell table:style-name="Table8.A2" office:value-type="string">
            <text:p text:style-name="P8">FALSE</text:p>
          </table:table-cell>
          <table:table-cell table:style-name="Table8.B2" office:value-type="string">
            <text:p text:style-name="P8">FALSE</text:p>
          </table:table-cell>
        </table:table-row>
        <table:table-row table:style-name="TableLine94878206574832">
          <table:table-cell table:style-name="Table8.A2" office:value-type="string">
            <text:p text:style-name="P8">TRUE</text:p>
          </table:table-cell>
          <table:table-cell table:style-name="Table8.B2" office:value-type="string">
            <text:p text:style-name="P8">TRU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3:29:42.852328679</meta:creation-date>
    <dc:date>2021-10-24T23:57:46.852298868</dc:date>
    <meta:editing-duration>PT7M22S</meta:editing-duration>
    <meta:editing-cycles>1</meta:editing-cycles>
    <meta:document-statistic meta:table-count="8" meta:image-count="0" meta:object-count="0" meta:page-count="2" meta:paragraph-count="88" meta:word-count="145" meta:character-count="522" meta:non-whitespace-character-count="470"/>
    <meta:generator>LibreOffice/7.0.4.2$Linux_X86_64 LibreOffice_project/00$Build-2</meta:generator>
  </office:meta>
</office:document-meta>
</file>